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3.00666666666667" calcext:value-type="float">
            <text:p>3.00667</text:p>
          </table:table-cell>
          <table:table-cell office:value-type="float" office:value="5.88" calcext:value-type="float">
            <text:p>5.8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1.39333333333333" calcext:value-type="float">
            <text:p>1.39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3333333333333" calcext:value-type="float">
            <text:p>0.03333</text:p>
          </table:table-cell>
          <table:table-cell office:value-type="float" office:value="4.96666666666667" calcext:value-type="float">
            <text:p>4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666666666667" calcext:value-type="float">
            <text:p>2.32667</text:p>
          </table:table-cell>
          <table:table-cell office:value-type="float" office:value="2.19333333333333" calcext:value-type="float">
            <text:p>2.19333</text:p>
          </table:table-cell>
          <table:table-cell office:value-type="float" office:value="1.68" calcext:value-type="float">
            <text:p>1.6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27333333333333" calcext:value-type="float">
            <text:p>2.27333</text:p>
          </table:table-cell>
          <table:table-cell office:value-type="float" office:value="1.52" calcext:value-type="float">
            <text:p>1.5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333333333333" calcext:value-type="float">
            <text:p>2.79333</text:p>
          </table:table-cell>
          <table:table-cell office:value-type="float" office:value="2.19333333333333" calcext:value-type="float">
            <text:p>2.19333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2.91333333333333" calcext:value-type="float">
            <text:p>2.91333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333333333333" calcext:value-type="float">
            <text:p>2.89333</text:p>
          </table:table-cell>
          <table:table-cell office:value-type="float" office:value="2.06" calcext:value-type="float">
            <text:p>2.06</text:p>
          </table:table-cell>
          <table:table-cell office:value-type="float" office:value="1.76" calcext:value-type="float">
            <text:p>1.7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72666666666667" calcext:value-type="float">
            <text:p>3.72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00666666666667" calcext:value-type="float">
            <text:p>1.00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07:40:46.422562665</dc:date>
    <meta:document-statistic meta:table-count="1" meta:cell-count="1217" meta:object-count="0"/>
    <meta:generator>LibreOffice/4.2.8.2$Linux_X86_64 LibreOffice_project/420m0$Build-2</meta:generator>
  </office:meta>
</office:document-meta>
</file>